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2.4689in"/>
        </style:tab-stops>
      </style:paragraph-properties>
    </style:style>
    <style:style style:name="P2" style:family="paragraph" style:parent-style-name="Text_20_body">
      <style:paragraph-properties fo:text-align="start" style:justify-single-word="false">
        <style:tab-stops>
          <style:tab-stop style:position="2.4689in"/>
        </style:tab-stops>
      </style:paragraph-properties>
      <style:text-properties style:font-name="Courier New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.3854in"/>
        </style:tab-stops>
      </style:paragraph-properties>
      <style:text-properties style:font-name="Courier New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.3854in"/>
        </style:tab-stops>
      </style:paragraph-properties>
      <style:text-properties style:font-name="Times New Roman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0.3854in"/>
        </style:tab-stops>
      </style:paragraph-properties>
      <style:text-properties style:font-name="Courier New"/>
    </style:style>
    <style:style style:name="P6" style:family="paragraph" style:parent-style-name="Heading_20_1">
      <style:paragraph-properties fo:text-align="center" style:justify-single-word="false">
        <style:tab-stops>
          <style:tab-stop style:position="2.4689in"/>
        </style:tab-stops>
      </style:paragraph-properties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PDL $CONTINUE Keyword</text:h>
      <text:p text:style-name="P1"/>
      <text:p text:style-name="P1">Used in a looping structure to skip the remaining code in a loop and continue executing the loop structure. <text:s/>Example:</text:p>
      <text:p text:style-name="P1"/>
      <text:p text:style-name="P2">$WHILE ( (character = NextCharacter(character)) != ““ )</text:p>
      <text:p text:style-name="P2">{</text:p>
      <text:p text:style-name="P2"><text:s text:c="2"/>$IF ( $Race(character) == “HUMAN“ )</text:p>
      <text:p text:style-name="P2"><text:s text:c="2"/>{</text:p>
      <text:p text:style-name="P3"><text:tab/>numHuman =# numHuman +# 1;</text:p>
      <text:p text:style-name="P3"><text:s text:c="4"/>$CONTINUEl</text:p>
      <text:p text:style-name="P3"><text:s text:c="2"/>};</text:p>
      <text:p text:style-name="P3"><text:s text:c="2"/>numNonHuman =# numNonHuman +# 1;</text:p>
      <text:p text:style-name="P3"><text:s text:c="2"/>$CONTINUE;</text:p>
      <text:p text:style-name="P3">};</text:p>
      <text:p text:style-name="P3"/>
      <text:p text:style-name="P4">Notice that we have a function ( NextCharacter) that loops through all the characters. <text:s/>We want to see how many are human. <text:s/>If the character is human we add one to 'numHuman' and continue the loop to the next character. <text:s/>If it is non-human then we do not execute the $CONTINUE and we add one to the variable 'numNonHuman'. <text:s/><text:span text:style-name="T1">The second '$CONTINUE' works. <text:s/>It continues the loop but there is no code after it in the loop to skip so it is redundant. <text:s/></text:span>There are perhaps better ways to write this loop but this one works and demonstrates the use of $CONTI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18T18:55:13.15</meta:creation-date>
    <dc:date>2010-11-18T19:15:14.77</dc:date>
    <dc:creator>Paul Stevens</dc:creator>
    <meta:editing-duration>PT00H12M11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3" meta:word-count="156" meta:character-count="882"/>
  </office:meta>
</office:document-meta>
</file>